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e6e905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>
          <draw:text-box>
            <text:p>CSW-I Self not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placeholder="true">
          <draw:text-box/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<text:s text:c="28"/></text:span><text:span text:style-name="T2">Regex</text:span></text:p>
              </text:list-header>
              <text:list-item>
                <text:p><text:span text:style-name="T1">^([(?i)a-z]*S) ,</text:span></text:p>
                <text:p><text:span text:style-name="T1"/></text:p>
              </text:list-item>
              <text:list-item>
                <text:p><text:span text:style-name="T1">(,\s[0-9]{1,4}){4},\s[0-9]{1,3}\.[0-9]? <text:s/>Matches=&gt;</text:span></text:p>
                <text:p><text:span text:style-name="T1">, 135, 1155, 915, 513, 18.8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placeholder="true">
          <draw:text-box/>
        </draw:frame>
        <draw:frame presentation:style-name="pr7" draw:text-style-name="P1" draw:layer="layout" svg:width="12.297cm" svg:height="9.134cm" svg:x="1.4cm" svg:y="3.685cm" presentation:class="outline" presentation:placeholder="true">
          <draw:text-box/>
        </draw:frame>
        <draw:frame presentation:style-name="pr7" draw:text-style-name="P1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4T04:41:16.426413643</meta:creation-date>
    <meta:editing-duration>PT1H46M1S</meta:editing-duration>
    <meta:editing-cycles>3</meta:editing-cycles>
    <meta:generator>LibreOffice/7.0.2.2$Linux_X86_64 LibreOffice_project/8349ace3c3162073abd90d81fd06dcfb6b36b994</meta:generator>
    <dc:title>Portfolio</dc:title>
    <dc:date>2020-11-06T07:20:49.859952407</dc:date>
    <meta:document-statistic meta:object-count="69"/>
  </office:meta>
</office:document-meta>
</file>